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22e23" officeooo:paragraph-rsid="0015dcd9"/>
    </style:style>
    <style:style style:name="P3" style:family="paragraph" style:parent-style-name="Standard">
      <style:text-properties officeooo:rsid="0013fc5c" officeooo:paragraph-rsid="0013fc5c"/>
    </style:style>
    <style:style style:name="P4" style:family="paragraph" style:parent-style-name="Standard">
      <style:text-properties officeooo:rsid="0013fc5c" officeooo:paragraph-rsid="0015dcd9"/>
    </style:style>
    <style:style style:name="P5" style:family="paragraph" style:parent-style-name="Standard">
      <style:text-properties officeooo:rsid="0015dcd9" officeooo:paragraph-rsid="0015dcd9"/>
    </style:style>
    <style:style style:name="P6" style:family="paragraph" style:parent-style-name="Standard">
      <style:text-properties officeooo:rsid="00176553" officeooo:paragraph-rsid="00176553"/>
    </style:style>
    <style:style style:name="P7" style:family="paragraph" style:parent-style-name="Standard">
      <style:text-properties officeooo:rsid="0018508d" officeooo:paragraph-rsid="0018508d"/>
    </style:style>
    <style:style style:name="T1" style:family="text">
      <style:text-properties officeooo:rsid="0013fc5c"/>
    </style:style>
    <style:style style:name="T2" style:family="text">
      <style:text-properties officeooo:rsid="0015dcd9"/>
    </style:style>
    <style:style style:name="T3" style:family="text">
      <style:text-properties officeooo:rsid="0018508d"/>
    </style:style>
    <style:style style:name="T4" style:family="text">
      <style:text-properties officeooo:rsid="00193b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ummary</text:p>
      <text:p text:style-name="P1"/>
      <text:p text:style-name="P1">Examination of Endophyte RNA</text:p>
      <text:p text:style-name="P1"/>
      <text:p text:style-name="P1">2 ecological projects, <text:span text:style-name="T1">both dealing with the interplay of habitat change, microbiome community, and metabolic changes in Douglas fir and microbiome biome. To effectively monitor changes in RNA expression of the microbiome of Douglas fir, we will design and employ a bioinformatics pipeline sensitive to the statistical constraints inherent in sampling a microbiome (shallow sampling, highly varied phylogenetic origins of reads).</text:span></text:p>
      <text:p text:style-name="P4"><text:s/></text:p>
      <text:p text:style-name="P6">2 studies of the douglas fir microbiome are proposed:</text:p>
      <text:p text:style-name="P6"/>
      <text:p text:style-name="P6">1) <text:span text:style-name="T3">Changing expression with height and exposure in the canopy of old growth Douglas-fir forest.</text:span></text:p>
      <text:p text:style-name="P6"/>
      <text:p text:style-name="P7">2) Changing e</text:p>
      <text:p text:style-name="P4"/>
      <text:p text:style-name="P3">RNAseq studies of large organisms very often leave 15-20% of total reads unaligned to the genome of the targeted organism (___). <text:s/>These reads are typically discarded, as RNA expression in the large organism is usually the focus of RNAseq studies. These discarded <text:span text:style-name="T3">reads can originate from sequencer error and laboratory contamination, but many also originate from the transcriptome of the microbiome. </text:span></text:p>
      <text:p text:style-name="P1"/>
      <text:p text:style-name="P2"><text:span text:style-name="T2">I</text:span>t will not be possible to track the expression levels of any single fungal or bacterial species, or necessarily track pathways with the same precision allowed by host. <text:span text:style-name="T2">However, through careful curation of “leftover read” libraries and multivariate </text:span></text:p>
      <text:p text:style-name="P2">we can create a general profile of activity. </text:p>
      <text:p text:style-name="P1"/>
      <text:p text:style-name="P7">General hypothesis:</text:p>
      <text:p text:style-name="P7"/>
      <text:p text:style-name="P7">Environmental changes <text:span text:style-name="T4">represent </text:span></text:p>
      <text:p text:style-name="P1"/>
      <text:p text:style-name="P5">identify as fungal, bacterial, etc → check public gene databas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09T11:06:33.730870586</dc:date>
    <meta:editing-duration>P1DT11H39M33S</meta:editing-duration>
    <meta:editing-cycles>1</meta:editing-cycles>
    <meta:document-statistic meta:table-count="0" meta:image-count="0" meta:object-count="0" meta:page-count="1" meta:paragraph-count="13" meta:word-count="217" meta:character-count="1446" meta:non-whitespace-character-count="1234"/>
    <meta:generator>LibreOffice/6.0.6.2$Linux_X86_64 LibreOffice_project/00m0$Build-2</meta:generator>
  </office:meta>
</office:document-meta>
</file>